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\Delta \nu_0, кГц</text:p>
          </table:table-cell>
          <table:covered-table-cell/>
          <table:table-cell office:value-type="float" office:value="0.02" calcext:value-type="float">
            <text:p>0.02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\tau, мкс</text:p>
          </table:table-cell>
          <table:table-cell office:value-type="string" calcext:value-type="string">
            <text:p>\nu_0, кГц</text:p>
          </table:table-cell>
          <table:table-cell office:value-type="string" calcext:value-type="string">
            <text:p>d\nu, кГц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_повт</text:p>
          </table:table-cell>
          <table:table-cell office:value-type="string" calcext:value-type="string">
            <text:p>\nu</text:p>
          </table:table-cell>
          <table:table-cell/>
          <table:table-cell office:value-type="string" calcext:value-type="string">
            <text:p>U_var, В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F6]+30" office:value-type="float" office:value="30.5" calcext:value-type="float">
            <text:p>30.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322" calcext:value-type="float">
            <text:p>0.322</text:p>
          </table:table-cell>
          <table:table-cell office:value-type="float" office:value="0.016" calcext:value-type="float">
            <text:p>0.016</text:p>
          </table:table-cell>
          <table:table-cell table:formula="of:=[.K6]/[.J6]" office:value-type="float" office:value="0.0496894409937888" calcext:value-type="float">
            <text:p>0.049689440993789</text:p>
          </table:table-cell>
          <table:table-cell table:formula="of:=[.L6]*4" office:value-type="float" office:value="0.198757763975155" calcext:value-type="float">
            <text:p>0.1987577639751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7]+30" office:value-type="float" office:value="31" calcext:value-type="float">
            <text:p>3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322" calcext:value-type="float">
            <text:p>0.322</text:p>
          </table:table-cell>
          <table:table-cell office:value-type="float" office:value="0.047" calcext:value-type="float">
            <text:p>0.047</text:p>
          </table:table-cell>
          <table:table-cell table:formula="of:=[.K7]/[.J7]" office:value-type="float" office:value="0.145962732919255" calcext:value-type="float">
            <text:p>0.145962732919255</text:p>
          </table:table-cell>
          <table:table-cell table:formula="of:=[.L7]*4" office:value-type="float" office:value="0.583850931677019" calcext:value-type="float">
            <text:p>0.5838509316770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8]+30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22" calcext:value-type="float">
            <text:p>0.322</text:p>
          </table:table-cell>
          <table:table-cell office:value-type="float" office:value="0.075" calcext:value-type="float">
            <text:p>0.075</text:p>
          </table:table-cell>
          <table:table-cell table:formula="of:=[.K8]/[.J8]" office:value-type="float" office:value="0.232919254658385" calcext:value-type="float">
            <text:p>0.232919254658385</text:p>
          </table:table-cell>
          <table:table-cell table:formula="of:=[.L8]*4" office:value-type="float" office:value="0.93167701863354" calcext:value-type="float">
            <text:p>0.931677018633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F9]+30" office:value-type="float" office:value="34" calcext:value-type="float">
            <text:p>34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322" calcext:value-type="float">
            <text:p>0.322</text:p>
          </table:table-cell>
          <table:table-cell office:value-type="float" office:value="0.107" calcext:value-type="float">
            <text:p>0.107</text:p>
          </table:table-cell>
          <table:table-cell table:formula="of:=[.K9]/[.J9]" office:value-type="float" office:value="0.332298136645963" calcext:value-type="float">
            <text:p>0.332298136645963</text:p>
          </table:table-cell>
          <table:table-cell table:formula="of:=[.L9]*4" office:value-type="float" office:value="1.32919254658385" calcext:value-type="float">
            <text:p>1.329192546583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F10]+30" office:value-type="float" office:value="35" calcext:value-type="float">
            <text:p>35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322" calcext:value-type="float">
            <text:p>0.322</text:p>
          </table:table-cell>
          <table:table-cell office:value-type="float" office:value="0.139" calcext:value-type="float">
            <text:p>0.139</text:p>
          </table:table-cell>
          <table:table-cell table:formula="of:=[.K10]/[.J10]" office:value-type="float" office:value="0.43167701863354" calcext:value-type="float">
            <text:p>0.43167701863354</text:p>
          </table:table-cell>
          <table:table-cell table:formula="of:=[.L10]*4" office:value-type="float" office:value="1.72670807453416" calcext:value-type="float">
            <text:p>1.726708074534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322" calcext:value-type="float">
            <text:p>0.322</text:p>
          </table:table-cell>
          <table:table-cell office:value-type="float" office:value="0.153" calcext:value-type="float">
            <text:p>0.153</text:p>
          </table:table-cell>
          <table:table-cell table:formula="of:=[.K11]/[.J11]" office:value-type="float" office:value="0.475155279503106" calcext:value-type="float">
            <text:p>0.475155279503106</text:p>
          </table:table-cell>
          <table:table-cell table:formula="of:=[.L11]*4" office:value-type="float" office:value="1.90062111801242" calcext:value-type="float">
            <text:p>1.900621118012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 calcext:value-type="string">
            <text:p>tau = 50мс</text:p>
          </table:table-cell>
          <table:table-cell office:value-type="string" calcext:value-type="string">
            <text:p>F = 1кГц</text:p>
          </table:table-cell>
          <table:table-cell table:number-columns-repeated="6"/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err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\nu, кГц</text:p>
          </table:table-cell>
          <table:table-cell office:value-type="string" calcext:value-type="string">
            <text:p>A, В</text:p>
          </table:table-cell>
          <table:table-cell table:number-columns-repeated="5"/>
          <table:table-cell office:value-type="string" calcext:value-type="string">
            <text:p>name</text:p>
          </table:table-cell>
          <table:table-cell office:value-type="string" calcext:value-type="string">
            <text:p>A_{max}-A_{min}, В</text:p>
          </table:table-cell>
          <table:table-cell office:value-type="string" calcext:value-type="string">
            <text:p>A_\text{бок}, В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.167" calcext:value-type="float">
            <text:p>2.167</text:p>
          </table:table-cell>
          <table:table-cell table:number-columns-repeated="5"/>
          <table:table-cell office:value-type="string" calcext:value-type="string">
            <text:p>data</text:p>
          </table:table-cell>
          <table:table-cell office:value-type="float" office:value="0.2" calcext:value-type="float">
            <text:p>0.2</text:p>
          </table:table-cell>
          <table:table-cell office:value-type="float" office:value="0.016" calcext:value-type="float">
            <text:p>0.016</text:p>
          </table:table-cell>
          <table:table-cell table:formula="of:=[.K20]/2" office:value-type="float" office:value="0.1" calcext:value-type="float">
            <text:p>0.1</text:p>
          </table:table-cell>
          <table:table-cell table:formula="of:=[.L20]/0.322" office:value-type="float" office:value="0.0496894409937888" calcext:value-type="float">
            <text:p>0.049689440993789</text:p>
          </table:table-cell>
          <table:table-cell table:formula="of:=0.0005/[.L20]*[.N20]" office:value-type="float" office:value="0.0015527950310559" calcext:value-type="float">
            <text:p>0.001552795031056</text:p>
          </table:table-cell>
          <table:table-cell table:formula="of:=[.N20]/[.M20]" office:value-type="float" office:value="0.496894409937888" calcext:value-type="float">
            <text:p>0.496894409937888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.911" calcext:value-type="float">
            <text:p>1.911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</text:p>
          </table:table-cell>
          <table:table-cell office:value-type="float" office:value="0.6" calcext:value-type="float">
            <text:p>0.6</text:p>
          </table:table-cell>
          <table:table-cell office:value-type="float" office:value="0.047" calcext:value-type="float">
            <text:p>0.047</text:p>
          </table:table-cell>
          <table:table-cell table:formula="of:=[.K21]/2" office:value-type="float" office:value="0.3" calcext:value-type="float">
            <text:p>0.3</text:p>
          </table:table-cell>
          <table:table-cell table:formula="of:=[.L21]/0.322" office:value-type="float" office:value="0.145962732919255" calcext:value-type="float">
            <text:p>0.145962732919255</text:p>
          </table:table-cell>
          <table:table-cell table:formula="of:=0.0005/[.L21]*[.N21]" office:value-type="float" office:value="0.0015527950310559" calcext:value-type="float">
            <text:p>0.001552795031056</text:p>
          </table:table-cell>
          <table:table-cell table:formula="of:=[.N21]/[.M21]" office:value-type="float" office:value="0.486542443064182" calcext:value-type="float">
            <text:p>0.486542443064182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.958" calcext:value-type="float">
            <text:p>1.958</text:p>
          </table:table-cell>
          <table:table-cell/>
          <table:table-cell office:value-type="string" calcext:value-type="string">
            <text:p>err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table:formula="of:=[.K22]/2" office:value-type="float" office:value="0.5" calcext:value-type="float">
            <text:p>0.5</text:p>
          </table:table-cell>
          <table:table-cell table:formula="of:=[.L22]/0.322" office:value-type="float" office:value="0.232919254658385" calcext:value-type="float">
            <text:p>0.232919254658385</text:p>
          </table:table-cell>
          <table:table-cell table:formula="of:=0.0005/[.L22]*[.N22]" office:value-type="float" office:value="0.0015527950310559" calcext:value-type="float">
            <text:p>0.001552795031056</text:p>
          </table:table-cell>
          <table:table-cell table:formula="of:=[.N22]/[.M22]" office:value-type="float" office:value="0.46583850931677" calcext:value-type="float">
            <text:p>0.46583850931677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.971" calcext:value-type="float">
            <text:p>1.971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f_повт</text:p>
          </table:table-cell>
          <table:table-cell office:value-type="string" calcext:value-type="string">
            <text:p>\nu</text:p>
          </table:table-cell>
          <table:table-cell/>
          <table:table-cell office:value-type="string" calcext:value-type="string">
            <text:p>data</text:p>
          </table:table-cell>
          <table:table-cell office:value-type="float" office:value="1.4" calcext:value-type="float">
            <text:p>1.4</text:p>
          </table:table-cell>
          <table:table-cell office:value-type="float" office:value="0.107" calcext:value-type="float">
            <text:p>0.107</text:p>
          </table:table-cell>
          <table:table-cell table:formula="of:=[.K23]/2" office:value-type="float" office:value="0.7" calcext:value-type="float">
            <text:p>0.7</text:p>
          </table:table-cell>
          <table:table-cell table:formula="of:=[.L23]/0.322" office:value-type="float" office:value="0.332298136645963" calcext:value-type="float">
            <text:p>0.332298136645963</text:p>
          </table:table-cell>
          <table:table-cell table:formula="of:=0.0005/[.L23]*[.N23]" office:value-type="float" office:value="0.0015527950310559" calcext:value-type="float">
            <text:p>0.001552795031056</text:p>
          </table:table-cell>
          <table:table-cell table:formula="of:=[.N23]/[.M23]" office:value-type="float" office:value="0.474711623779947" calcext:value-type="float">
            <text:p>0.474711623779947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.905" calcext:value-type="float">
            <text:p>1.905</text:p>
          </table:table-cell>
          <table:table-cell/>
          <table:table-cell office:value-type="string" calcext:value-type="string">
            <text:p>data</text:p>
          </table:table-cell>
          <table:table-cell office:value-type="float" office:value="0.5" calcext:value-type="float">
            <text:p>0.5</text:p>
          </table:table-cell>
          <table:table-cell table:formula="of:=[.G24]+30" office:value-type="float" office:value="30.5" calcext:value-type="float">
            <text:p>30.5</text:p>
          </table:table-cell>
          <table:table-cell/>
          <table:table-cell office:value-type="string" calcext:value-type="string">
            <text:p>data</text:p>
          </table:table-cell>
          <table:table-cell office:value-type="float" office:value="1.8" calcext:value-type="float">
            <text:p>1.8</text:p>
          </table:table-cell>
          <table:table-cell office:value-type="float" office:value="0.139" calcext:value-type="float">
            <text:p>0.139</text:p>
          </table:table-cell>
          <table:table-cell table:formula="of:=[.K24]/2" office:value-type="float" office:value="0.9" calcext:value-type="float">
            <text:p>0.9</text:p>
          </table:table-cell>
          <table:table-cell table:formula="of:=[.L24]/0.322" office:value-type="float" office:value="0.43167701863354" calcext:value-type="float">
            <text:p>0.43167701863354</text:p>
          </table:table-cell>
          <table:table-cell table:formula="of:=0.0005/[.L24]*[.N24]" office:value-type="float" office:value="0.0015527950310559" calcext:value-type="float">
            <text:p>0.001552795031056</text:p>
          </table:table-cell>
          <table:table-cell table:formula="of:=[.N24]/[.M24]" office:value-type="float" office:value="0.479641131815045" calcext:value-type="float">
            <text:p>0.479641131815045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.739" calcext:value-type="float">
            <text:p>1.739</text:p>
          </table:table-cell>
          <table:table-cell/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table:formula="of:=[.G25]+30" office:value-type="float" office:value="31" calcext:value-type="float">
            <text:p>31</text:p>
          </table:table-cell>
          <table:table-cell/>
          <table:table-cell office:value-type="string" calcext:value-type="string">
            <text:p>data</text:p>
          </table:table-cell>
          <table:table-cell office:value-type="float" office:value="2" calcext:value-type="float">
            <text:p>2</text:p>
          </table:table-cell>
          <table:table-cell office:value-type="float" office:value="0.153" calcext:value-type="float">
            <text:p>0.153</text:p>
          </table:table-cell>
          <table:table-cell table:formula="of:=[.K25]/2" office:value-type="float" office:value="1" calcext:value-type="float">
            <text:p>1</text:p>
          </table:table-cell>
          <table:table-cell table:formula="of:=[.L25]/0.322" office:value-type="float" office:value="0.475155279503106" calcext:value-type="float">
            <text:p>0.475155279503106</text:p>
          </table:table-cell>
          <table:table-cell table:formula="of:=0.0005/[.L25]*[.N25]" office:value-type="float" office:value="0.0015527950310559" calcext:value-type="float">
            <text:p>0.001552795031056</text:p>
          </table:table-cell>
          <table:table-cell table:formula="of:=[.N25]/[.M25]" office:value-type="float" office:value="0.475155279503106" calcext:value-type="float">
            <text:p>0.475155279503106</text:p>
          </table:table-cell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1.586" calcext:value-type="float">
            <text:p>1.586</text:p>
          </table:table-cell>
          <table:table-cell/>
          <table:table-cell office:value-type="string" calcext:value-type="string">
            <text:p>data</text:p>
          </table:table-cell>
          <table:table-cell office:value-type="float" office:value="2" calcext:value-type="float">
            <text:p>2</text:p>
          </table:table-cell>
          <table:table-cell table:formula="of:=[.G26]+30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1.553" calcext:value-type="float">
            <text:p>1.553</text:p>
          </table:table-cell>
          <table:table-cell/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table:formula="of:=[.G27]+30"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1.506" calcext:value-type="float">
            <text:p>1.506</text:p>
          </table:table-cell>
          <table:table-cell/>
          <table:table-cell office:value-type="string" calcext:value-type="string">
            <text:p>data</text:p>
          </table:table-cell>
          <table:table-cell office:value-type="float" office:value="5" calcext:value-type="float">
            <text:p>5</text:p>
          </table:table-cell>
          <table:table-cell table:formula="of:=[.G28]+30"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.311" calcext:value-type="float">
            <text:p>1.311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  <table:table-cell office:value-type="float" office:value="1.112" calcext:value-type="float">
            <text:p>1.112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1.035" calcext:value-type="float">
            <text:p>1.035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float" office:value="13" calcext:value-type="float">
            <text:p>13</text:p>
          </table:table-cell>
          <table:table-cell office:value-type="float" office:value="0.939" calcext:value-type="float">
            <text:p>0.939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0.773" calcext:value-type="float">
            <text:p>0.773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0.587" calcext:value-type="float">
            <text:p>0.587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0.481" calcext:value-type="float">
            <text:p>0.481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0.368" calcext:value-type="float">
            <text:p>0.368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0.269" calcext:value-type="float">
            <text:p>0.269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  <table:table-cell office:value-type="float" office:value="0.122" calcext:value-type="float">
            <text:p>0.122</text:p>
          </table:table-cell>
          <table:table-cell table:number-columns-repeated="1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r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Non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\tau, мкс</text:p>
          </table:table-cell>
          <table:table-cell office:value-type="string" calcext:value-type="string">
            <text:p>\nu_0, кГц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/\nu_0, мкс</text:p>
          </table:table-cell>
          <table:table-cell office:value-type="string" calcext:value-type="string">
            <text:p>Non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1000/[.D45]" office:value-type="float" office:value="40" calcext:value-type="float">
            <text:p>40</text:p>
          </table:table-cell>
          <table:table-cell table:formula="of:=[.F45]*[.E45]/[.D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1000/[.D46]" office:value-type="float" office:value="58.8235294117647" calcext:value-type="float">
            <text:p>58.8235294117647</text:p>
          </table:table-cell>
          <table:table-cell table:formula="of:=[.F46]*[.E46]/[.D46]" office:value-type="float" office:value="3.46020761245675" calcext:value-type="float">
            <text:p>3.4602076124567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1000/[.D47]" office:value-type="float" office:value="76.9230769230769" calcext:value-type="float">
            <text:p>76.9230769230769</text:p>
          </table:table-cell>
          <table:table-cell table:formula="of:=[.F47]*[.E47]/[.D47]" office:value-type="float" office:value="5.91715976331361" calcext:value-type="float">
            <text:p>5.9171597633136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1000/[.D48]" office:value-type="float" office:value="100" calcext:value-type="float">
            <text:p>100</text:p>
          </table:table-cell>
          <table:table-cell table:formula="of:=[.F48]*[.E48]/[.D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1000/[.D49]" office:value-type="float" office:value="125" calcext:value-type="float">
            <text:p>125</text:p>
          </table:table-cell>
          <table:table-cell table:formula="of:=[.F49]*[.E49]/[.D49]" office:value-type="float" office:value="15.625" calcext:value-type="float">
            <text:p>15.62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1000/[.D50]" office:value-type="float" office:value="142.857142857143" calcext:value-type="float">
            <text:p>142.857142857143</text:p>
          </table:table-cell>
          <table:table-cell table:formula="of:=[.F50]*[.E50]/[.D50]" office:value-type="float" office:value="20.4081632653061" calcext:value-type="float">
            <text:p>20.408163265306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1000/[.D51]" office:value-type="float" office:value="166.666666666667" calcext:value-type="float">
            <text:p>166.666666666667</text:p>
          </table:table-cell>
          <table:table-cell table:formula="of:=[.F51]*[.E51]/[.D51]" office:value-type="float" office:value="27.7777777777778" calcext:value-type="float">
            <text:p>27.777777777777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1000/[.D52]" office:value-type="float" office:value="166.666666666667" calcext:value-type="float">
            <text:p>166.666666666667</text:p>
          </table:table-cell>
          <table:table-cell table:formula="of:=[.F52]*[.E52]/[.D52]" office:value-type="float" office:value="27.7777777777778" calcext:value-type="float">
            <text:p>27.777777777777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1000/[.D53]" office:value-type="float" office:value="200" calcext:value-type="float">
            <text:p>200</text:p>
          </table:table-cell>
          <table:table-cell table:formula="of:=[.F53]*[.E53]/[.D5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 style:data-style-name="N2" text:time-value="06:35:03.3898215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9T16:25:56.415732713</meta:creation-date>
    <meta:generator>LibreOffice/6.0.7.3$Linux_X86_64 LibreOffice_project/00m0$Build-3</meta:generator>
    <dc:date>2020-11-05T08:00:37.760437230</dc:date>
    <meta:editing-duration>PT1H6M53S</meta:editing-duration>
    <meta:editing-cycles>9</meta:editing-cycles>
    <meta:print-date>2020-10-29T17:51:25.171406889</meta:print-date>
    <meta:document-statistic meta:table-count="1" meta:cell-count="305" meta:object-count="0"/>
  </office:meta>
</office:document-meta>
</file>